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6.2cm" svg:height="19.363cm" svg:x="1cm" svg:y="0.837cm" presentation:class="subtitle" presentation:user-transformed="true">
          <draw:text-box>
            <text:p><text:span text:style-name="T1">Cria Em Mim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3" draw:layer="layout" svg:width="26.2cm" svg:height="19.363cm" svg:x="1cm" svg:y="0.837cm" presentation:class="subtitle" presentation:user-transformed="true">
          <draw:text-box>
            <text:p text:style-name="P2"><text:span text:style-name="T3">Levanto minha voz não posso me calar, preciso do teu poder</text:span></text:p>
            <text:p text:style-name="P2"><text:span text:style-name="T3">Dependo desse amor sem ti não sei viver, ressuscita-me</text:span></text:p>
            <text:p text:style-name="P2"><text:span text:style-name="T3">Quero de novo te sentir</text:span></text:p>
            <text:p text:style-name="P2"><text:span text:style-name="T3">Queimando como a primeira vez</text:span></text:p>
            <text:p text:style-name="P2"><text:span text:style-name="T3">Cheio do espirito te adorar</text:span></text:p>
            <text:p text:style-name="P2"><text:span text:style-name="T3">Me limpa restaura me aceita,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3" draw:layer="layout" svg:width="26.2cm" svg:height="19.363cm" svg:x="1cm" svg:y="0.837cm" presentation:class="subtitle" presentation:user-transformed="true">
          <draw:text-box>
            <text:p text:style-name="P2"><text:span text:style-name="T3">Cria em mim um coração</text:span></text:p>
            <text:p text:style-name="P2"><text:span text:style-name="T3">que seja o teu lugar</text:span></text:p>
            <text:p text:style-name="P2"><text:span text:style-name="T3">Transforma-me faça de mim,</text:span></text:p>
            <text:p text:style-name="P2"><text:span text:style-name="T3">um hino pro teu louv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3" draw:layer="layout" svg:width="26.2cm" svg:height="19.363cm" svg:x="1cm" svg:y="0.837cm" presentation:class="subtitle" presentation:user-transformed="true">
          <draw:text-box>
            <text:p text:style-name="P2"><text:span text:style-name="T3">Cria em mim cria em mim, senhor</text:span></text:p>
            <text:p text:style-name="P2"><text:span text:style-name="T3">Cria em mim,</text:span></text:p>
            <text:p text:style-name="P2"><text:span text:style-name="T3">um coração igual ao teu</text:span></text:p>
            <text:p text:style-name="P2"><text:span text:style-name="T3">Cria em mim um coração</text:span></text:p>
            <text:p text:style-name="P2"><text:span text:style-name="T3">que seja o teu lugar</text:span></text:p>
            <text:p text:style-name="P2"><text:span text:style-name="T3">Transforma-me faça de mim,</text:span></text:p>
            <text:p text:style-name="P2"><text:span text:style-name="T3">hino pro teu louvor</text:span></text:p>
            <text:p text:style-name="P2"><text:span text:style-name="T3">Hino pro teu louvor,</text:span></text:p>
            <text:p text:style-name="P2"><text:span text:style-name="T3">hino pro teu louv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7:43:30.267000000</meta:creation-date>
    <dc:date>2017-01-07T12:24:47.834936134</dc:date>
    <meta:editing-duration>PT8M51S</meta:editing-duration>
    <meta:editing-cycles>3</meta:editing-cycles>
    <meta:generator>LibreOffice/5.2.4.2.1$Linux_X86_64 LibreOffice_project/20m0$Build-2</meta:generator>
    <meta:document-statistic meta:object-count="33"/>
  </office:meta>
</office:document-meta>
</file>